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2.7pt"/>
    </style:style>
    <style:style style:name="co2" style:family="table-column">
      <style:table-column-properties fo:break-before="auto" style:column-width="59.16pt"/>
    </style:style>
    <style:style style:name="co3" style:family="table-column">
      <style:table-column-properties fo:break-before="auto" style:column-width="76.14pt"/>
    </style:style>
    <style:style style:name="co4" style:family="table-column">
      <style:table-column-properties fo:break-before="auto" style:column-width="58.65pt"/>
    </style:style>
    <style:style style:name="co5" style:family="table-column">
      <style:table-column-properties fo:break-before="auto" style:column-width="68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able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row table:style-name="ro1">
          <table:table-cell office:value-type="string" calcext:value-type="string">
            <text:p>Log ID</text:p>
          </table:table-cell>
          <table:table-cell table:style-name="Default" office:value-type="string" calcext:value-type="string">
            <text:p>AASE HD</text:p>
          </table:table-cell>
          <table:table-cell table:style-name="Default" office:value-type="string" calcext:value-type="string">
            <text:p>YOLO HD</text:p>
          </table:table-cell>
          <table:table-cell table:style-name="Default" office:value-type="string" calcext:value-type="string">
            <text:p>Length GT</text:p>
          </table:table-cell>
          <table:table-cell table:style-name="Default" office:value-type="string" calcext:value-type="string">
            <text:p>AASE DELTA</text:p>
          </table:table-cell>
          <table:table-cell table:style-name="Default" office:value-type="string" calcext:value-type="string">
            <text:p>YOLO DELTA</text:p>
          </table:table-cell>
        </table:table-row>
        <table:table-row table:style-name="ro1">
          <table:table-cell office:value-type="string" calcext:value-type="string">
            <text:p>train1/1d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train1/64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rain1/70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train1/84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train1/b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train2/10b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in2/85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in2/57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train2/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train2/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in2/ae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train2/eb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in2/fa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ain2/fb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in3/02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in3/08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train3/9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train3/52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train3/74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ain4/2d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/7d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inf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Default" table:formula="of:=SUM([.B2:.B22])" office:value-type="float" office:value="33" calcext:value-type="float">
            <text:p>33</text:p>
          </table:table-cell>
          <table:table-cell table:style-name="Default" table:formula="of:=SUM([.C2:.C22])" office:value-type="float" office:value="49" calcext:value-type="float">
            <text:p>49</text:p>
          </table:table-cell>
          <table:table-cell table:style-name="Default" table:formula="of:=SUM([.D2:.D22])-42" office:value-type="float" office:value="326" calcext:value-type="float">
            <text:p>326</text:p>
          </table:table-cell>
          <table:table-cell table:style-name="Default" table:formula="of:=SUM([.E2:.E22])" office:value-type="float" office:value="23" calcext:value-type="float">
            <text:p>23</text:p>
          </table:table-cell>
          <table:table-cell table:style-name="Default" table:formula="of:=SUM([.F2:.F22])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>
            <text:p>Accuracy</text:p>
          </table:table-cell>
          <table:table-cell table:style-name="ce3" table:formula="of:=(1-([.B23]/[.D23]))*100" office:value-type="float" office:value="89.8773006134969" calcext:value-type="float">
            <text:p>89.8773006134969</text:p>
          </table:table-cell>
          <table:table-cell table:style-name="Default" table:formula="of:=(1-([.C23]/[.D23]))*100" office:value-type="float" office:value="84.9693251533742" calcext:value-type="float">
            <text:p>84.9693251533742</text:p>
          </table:table-cell>
          <table:table-cell table:style-name="Default"/>
          <table:table-cell table:style-name="Default" table:formula="of:=[.E23]/9" office:value-type="float" office:value="2.55555555555556" calcext:value-type="float">
            <text:p>2.55555555555556</text:p>
          </table:table-cell>
          <table:table-cell table:style-name="Default" table:formula="of:=[.F23]/10" office:value-type="float" office:value="1.3" calcext:value-type="float">
            <text:p>1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0">00/00/0000</text:date>, <text:time style:data-style-name="N2" text:time-value="22:00:11.7716518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10T02:27:06.651915402</dc:date>
    <meta:editing-duration>PT2H52M57S</meta:editing-duration>
    <meta:editing-cycles>3</meta:editing-cycles>
    <meta:generator>LibreOffice/6.0.7.3$Linux_X86_64 LibreOffice_project/00m0$Build-3</meta:generator>
    <meta:document-statistic meta:table-count="1" meta:cell-count="143" meta:object-count="0"/>
  </office:meta>
</office:document-meta>
</file>